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OHNUNGSÜBERGABEPROTOKOLL</text:span></text:p>
      <text:p text:style-name="P1"><text:span text:style-name="T3">Bestandteil des Wohnraummietvertrages</text:span></text:p>
      <text:p text:style-name="Standard"/>
      <text:p text:style-name="Standard"><text:span text:style-name="T2">1. Allgemeine Angaben</text:span></text:p>
      <text:p text:style-name="Standard">Objekt / Adresse: _________________________________________________</text:p>
      <text:p text:style-name="Standard">Wohnung: ☐ EG ☐ OG ☐ DG <text:s text:c="4"/></text:p>
      <text:p text:style-name="Standard">Vermieter: Alexander Klingel</text:p>
      <text:p text:style-name="Standard">Mieter: __________________________________________________________</text:p>
      <text:p text:style-name="Standard">Datum der Übergabe: __.__.____</text:p>
      <text:p text:style-name="Standard"><text:span text:style-name="T2">2. Zählerstände bei Übergabe</text:span></text:p>
      <text:p text:style-name="Standard">Strom: ____________________ kWh</text:p>
      <text:p text:style-name="Standard">Wasser: ___________________ m³</text:p>
      <text:p text:style-name="Standard">Heizung (falls vorhanden): ___________________</text:p>
      <text:p text:style-name="Standard"><text:span text:style-name="T2">3. Schlüsselübergabe (siehe separates Schlüsselprotokoll)</text:span></text:p>
      <text:p text:style-name="Standard">☐ Schlüssel wurden vollständig gemäß Schlüsselprotokoll übergeben.</text:p>
      <text:p text:style-name="Standard"><text:span text:style-name="T2">4. Zustand der Wohnung bei Übergabe</text:span></text:p>
      <text:p text:style-name="Standard">☐ Wohnung besenrein</text:p>
      <text:p text:style-name="Standard">☐ Wohnung sauber</text:p>
      <text:p text:style-name="Standard">☐ Wände und Decken neutral / hell gestrichen</text:p>
      <text:p text:style-name="Standard">☐ Böden ohne erhebliche Beschädigungen</text:p>
      <text:p text:style-name="Standard">☐ Türen und Fenster funktionsfähig</text:p>
      <text:p text:style-name="Standard">☐ Sanitäranlagen funktionsfähig</text:p>
      <text:p text:style-name="Standard">☐ Heizkörper funktionsfähig</text:p>
      <text:p text:style-name="Standard">☐ Einbauküche funktionsfähig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2">5. Festgestellte Mängel / Besonderheiten</text:span></text:p>
      <text:p text:style-name="Standard">__________________________________________________________________</text:p>
      <text:p text:style-name="Standard">__________________________________________________________________</text:p>
      <text:p text:style-name="Standard">__________________________________________________________________</text:p>
      <text:p text:style-name="Standard"><text:span text:style-name="T2">6. Hinweise und Belehrungen</text:span></text:p>
      <text:p text:style-name="Standard">☐ Hinweis zur Nichtraucherwohnung erfolgt</text:p>
      <text:p text:style-name="Standard">☐ Hinweis zu Bohrarbeiten (Leitungsprüfung) erfolgt</text:p>
      <text:p text:style-name="Standard">☐ Hinweis zu Lüften / Feuchtigkeit / Schimmel erfolgt</text:p>
      <text:p text:style-name="Standard">☐ Hinweis zu Hausordnung, Reinigung und Reinigungsroboter erfolgt</text:p>
      <text:p text:style-name="Standard">☐ Hinweis zu Garten- und Grillnutzung auf eigene Gefahr erfolgt</text:p>
      <text:p text:style-name="Standard"><text:span text:style-name="T2">7. Vereinbarungen / Nacharbeiten</text:span></text:p>
      <text:p text:style-name="Standard">__________________________________________________________________</text:p>
      <text:p text:style-name="Standard">__________________________________________________________________</text:p>
      <text:p text:style-name="Standard"><text:span text:style-name="T2">8. Schlussbestätigung</text:span></text:p>
      <text:p text:style-name="Standard">Der Mieter bestätigt mit seiner Unterschrift den ordnungsgemäßen Zustand der Wohnung bei Übergabe, vorbehaltlich der in diesem Protokoll festgehaltenen Mängel.</text:p>
      <text:p text:style-name="Standard"/>
      <text:p text:style-name="Standard">Ort / Datum: ________________________________</text:p>
      <text:p text:style-name="Standard"/>
      <text:p text:style-name="Standard">Unterschrift Vermieter: ______________________ Unterschrift Mieter: 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6-02-08T17:06:56.92</dc:date>
    <meta:editing-duration>PT12M7S</meta:editing-duration>
    <meta:generator>OpenOffice/4.1.15$Win32 OpenOffice.org_project/4115m2$Build-9813</meta:generator>
    <meta:document-statistic meta:table-count="0" meta:image-count="0" meta:object-count="0" meta:page-count="2" meta:paragraph-count="40" meta:word-count="181" meta:character-count="18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